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/>
    </style:style>
    <style:style style:name="P3" style:family="paragraph" style:parent-style-name="Text_20_body">
      <style:text-properties fo:language="it" fo:country="IT" fo:background-color="#00ffff"/>
    </style:style>
    <style:style style:name="P4" style:family="paragraph" style:parent-style-name="Paragrafo_20_elenco">
      <style:text-properties fo:language="it" fo:country="IT"/>
    </style:style>
    <style:style style:name="P5" style:family="paragraph" style:parent-style-name="Text_20_body">
      <style:paragraph-properties fo:padding="0cm" fo:border-left="none" fo:border-right="none" fo:border-top="none" fo:border-bottom="0.053cm solid #000000" style:shadow="none"/>
      <style:text-properties fo:language="it" fo:country="IT"/>
    </style:style>
    <style:style style:name="P6" style:family="paragraph" style:parent-style-name="Normale">
      <style:text-properties fo:language="it" fo:country="IT"/>
    </style:style>
    <style:style style:name="P7" style:family="paragraph" style:parent-style-name="Normale">
      <style:text-properties fo:language="it" fo:country="IT" fo:background-color="#c0c0c0"/>
    </style:style>
    <style:style style:name="P8" style:family="paragraph" style:parent-style-name="Normale">
      <style:text-properties fo:language="it" fo:country="IT" fo:background-color="transparent"/>
    </style:style>
    <style:style style:name="P9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language="it" fo:country="IT" fo:background-color="#c0c0c0"/>
    </style:style>
    <style:style style:name="P12" style:family="paragraph" style:parent-style-name="Text_20_body" style:list-style-name="L1">
      <style:text-properties fo:language="it" fo:country="IT"/>
    </style:style>
    <style:style style:name="P13" style:family="paragraph" style:parent-style-name="Heading_20_1" style:master-page-name="MP0">
      <style:paragraph-properties fo:text-align="center" style:justify-single-word="false" style:page-number="auto" fo:break-before="page"/>
      <style:text-properties fo:language="it" fo:country="IT"/>
    </style:style>
    <style:style style:name="P14" style:family="paragraph" style:parent-style-name="Normale">
      <style:text-properties fo:language="it" fo:country="IT" fo:background-color="#c0c0c0"/>
    </style:style>
    <style:style style:name="P15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c0c0c0"/>
    </style:style>
    <style:style style:name="P16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00ffff"/>
    </style:style>
    <style:style style:name="P17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transparent"/>
    </style:style>
    <style:style style:name="P18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19" style:family="paragraph" style:parent-style-name="Titolo_20_1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#c0c0c0"/>
    </style:style>
    <style:style style:name="T3" style:family="text">
      <style:text-properties fo:language="it" fo:country="IT" fo:background-color="#00ffff"/>
    </style:style>
    <style:style style:name="T4" style:family="text">
      <style:text-properties fo:language="it" fo:country="IT" fo:background-color="#ffff00"/>
    </style:style>
    <style:style style:name="T5" style:family="text">
      <style:text-properties fo:language="it" fo:country="IT" fo:background-color="#ff0000"/>
    </style:style>
    <style:style style:name="T6" style:family="text">
      <style:text-properties fo:background-color="#c0c0c0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se da Fare</text:p>
      <text:p text:style-name="P2"/>
      <text:list xml:id="list941888990" text:style-name="L1">
        <text:list-item>
          <text:p text:style-name="P10"><text:span text:style-name="Car._20_predefinito_20_paragrafo"><text:span text:style-name="T1">Sistemare I connection Manager di</text:span></text:span><text:span text:style-name="Car._20_predefinito_20_paragrafo"><text:span text:style-name="T2"> Relay Session Manager, Proxy;</text:span></text:span><text:span text:style-name="Car._20_predefinito_20_paragrafo"><text:span text:style-name="T1"> </text:span></text:span><text:span text:style-name="Car._20_predefinito_20_paragrafo"><text:span text:style-name="T2">Server Session Manager</text:span></text:span><text:span text:style-name="Car._20_predefinito_20_paragrafo"><text:span text:style-name="T1">, </text:span></text:span><text:span text:style-name="Car._20_predefinito_20_paragrafo"><text:span text:style-name="T2">client Session Manager</text:span></text:span><text:span text:style-name="Car._20_predefinito_20_paragrafo"><text:span text:style-name="T1"> e vedi se farlo anche con <text:s/>Streaming Server, il quale, però non riceve direttamente i messaggi di handoff del buffer ( riceve solo start tx e stop tx).</text:span></text:span></text:p>
        </text:list-item>
        <text:list-item>
          <text:p text:style-name="P10"><text:span text:style-name="Car._20_predefinito_20_paragrafo"><text:span text:style-name="T2">Uniformare i parametri con quelli nuovi introdotti da pire. Classi RElay Session Manager; Proxy, Client Session Manager, Server Session Manager.</text:span></text:span></text:p>
        </text:list-item>
        <text:list-item>
          <text:p text:style-name="P11">Sistemare le strutture dati all'interno della classe SessionManager per tenere traccia che se il nodo è di tipo BigBoss esistono , oltre ai client, I relay secondari.</text:p>
        </text:list-item>
        <text:list-item>
          <text:p text:style-name="P11"/>
        </text:list-item>
        <text:list-item>
          <text:p text:style-name="P11">Sistemare il codice <text:s/>perchè, all'arrivo di un election done tenga traccia in merito alle informazioni aggiuntive (soprattutto in merito all'indirizzo di chi erogava il flusso al vecchio relay, e informi i proxy di conseguenza. Ricordati che al session manager non arriva direttamente l'election done, ma l'evento “NEW_RELAY”</text:p>
          <text:list>
            <text:list-item>
              <text:p text:style-name="P11">In particolare sembra che a gestire la ricezione si un RTPReceptionManager ( campo rtp reception Man che nel costruttore( parametri) non ha <text:s/>indirizzo di provenienza del flusso il parametro, ma setta nel metodo inti connection tale indirizzo come <text:s/>Parameters.ServerAddress. Forse quando riceverai il LEAVE da parte del proxy del vecchio big boss chiamare il metodo set Sender del normalReceiver all'interno dell'RTPReceptionManager ( stai sicuro che non funzionerà mai)...</text:p>
            </text:list-item>
          </text:list>
        </text:list-item>
        <text:list-item>
          <text:p text:style-name="P11">Di a valerio come creare un proxy con i campi aggiuntivi, come l'indirizzo del mittente, il compo che indica se si serve direttamente un client o un big boss, sia all'atto del vecchio request file, sia all'attodel nuovo ack ClientRequest</text:p>
        </text:list-item>
        <text:list-item>
          <text:p text:style-name="P11">Sistemare le porte di sessione all'interno del proxy: se parla con un altro proxy ( sia questo sia il client che questo sia il suo Streaming Server) deve usare come porte di sessione le porte di controllo (server cotrol port e client controlport) attraverso il metodo determinaPorteSessione.</text:p>
        </text:list-item>
        <text:list-item>
          <text:p text:style-name="P11">Sistema le funzioni di invio messaggi del proxy in base ai nuovi campi relativi agli indirizzi ed alle porte di sessione dello streaming server e del client</text:p>
        </text:list-item>
        <text:list-item>
          <text:p text:style-name="P10"><text:span text:style-name="Car._20_predefinito_20_paragrafo"><text:span text:style-name="T2">Fare sì che un proxy possa ricevere il <text:s/>messaggio di LEAVE da un altro proxy sulla sua porta di controllo e che cambi di conseguenza lo streaming server basandos</text:span></text:span><text:span text:style-name="Car._20_predefinito_20_paragrafo"><text:span text:style-name="T2">i sul parametro futureStreamingServer server iniettatogli dal session manager quando questo ha ricevuto il new_relay dall'election manager che indicava che il big boss al quale era collegato è cambiato. In questo caso fai attenzione anche a questo caso: un</text:span></text:span><text:span text:style-name="Car._20_predefinito_20_paragrafo"><text:span text:style-name="T2"> relay secondario con dei flussi attivi viene eletto come nuovo big boss; prima i suoi proxy ricevevano i flussi da altri proxy e le di sessione verso il server erano pari alle porte di controllo dei proxy, ora devono diventare quella su cui è in ascolto i</text:span></text:span><text:span text:style-name="Car._20_predefinito_20_paragrafo"><text:span text:style-name="T2">l session manager del server. Dovrebbe bastare richiamare il metodo determinaPorteSessione perchè tutto vada a posto.</text:span></text:span><text:span text:style-name="Car._20_predefinito_20_paragrafo"><text:span text:style-name="T3"> </text:span></text:span><text:span text:style-name="Car._20_predefinito_20_paragrafo"><text:span text:style-name="T4">Condizione importante: ila porta dalla quale il big boss eroga lo streaming deve essere la stessa del server. Altrimenti dovrei recuperare</text:span></text:span><text:span text:style-name="Car._20_predefinito_20_paragrafo"><text:span text:style-name="T4"> la porta di streaming del server, ma attualmente il messaggio non ne reca traccia</text:span></text:span></text:p>
        </text:list-item>
        <text:list-item>
          <text:p text:style-name="P11">Sistemare il codice del Proxy per la gestione dell'handoff di un relay secondario da parte del Big Boss: in particolare deve ridirigere tutti <text:s/>I proxy che erogano il flusso al relay secondario. I proxy del big boss <text:soft-page-break/>riceveranno il messaggio di REDIRECT da parte dei nuovi proxy creati sul nuovo relay secondario, devono quindi chiamare il loro metodo startHandoff, per ridirigere il flusso sul nuovo relay.</text:p>
        </text:list-item>
      </text:list>
      <text:p text:style-name="P1"/>
      <text:p text:style-name="P3"/>
      <text:list xml:id="list175506785" text:continue-numbering="true" text:style-name="L1">
        <text:list-item>
          <text:p text:style-name="P11">Fare sì che I proxy sui <text:s/>relay secondari, all'atto della ricezione dell'election request ( l'election manager lancia l'evento ELECTION_REQUEST_RECEIVED ingrandiscano <text:s/>I buffer dei propry proxy</text:p>
        </text:list-item>
        <text:list-item>
          <text:p text:style-name="P11">I proxy rimpiccioliscono i buffer quando arriva loro il messaggio di LEAVE dal proxy sul vecchio relay</text:p>
        </text:list-item>
        <text:list-item>
          <text:p text:style-name="P10"><text:span text:style-name="Car._20_predefinito_20_paragrafo"><text:span text:style-name="T5">Sistema indisieme a valerio la parte di inoltro da parte del big boss della richiesta di invio file da parte di un client connesso ad un relay secondario e la relativa istanziazione del proxy quando arriva l'ack da parte del server, nel </text:span></text:span><text:span text:style-name="Car._20_predefinito_20_paragrafo"><text:span text:style-name="T5">particolare quando arriva un froward request file al big boss questo prende dal messaggio la porta di controllo in entrata del proxy sul relay secondario e setta il parametro clientStreamControlPort del proxy che lui ha creato per la sessione.</text:span></text:span></text:p>
        </text:list-item>
        <text:list-item>
          <text:p text:style-name="P10"><text:span text:style-name="Car._20_predefinito_20_paragrafo"><text:span text:style-name="T2">Sostituire il Flag I’m Relay</text:span></text:span></text:p>
        </text:list-item>
        <text:list-item>
          <text:p text:style-name="P10"><text:span text:style-name="Car._20_predefinito_20_paragrafo"><text:span text:style-name="T2">Sistemare la fase di ridirezione del flusso: all'arrivo del REDIRCT il proxy deve chiamare il medoto redirect OutputStream ( è il proxy sul big boss che riceve questo messaggio quando arriva il redirect ad un vecchio relay secondario); il proxy sul vecchio relay secondario deve inviece chiamare StartHandoff, che fa mandare al proxy il messaggio di Leave al client.</text:span></text:span></text:p>
        </text:list-item>
        <text:list-item>
          <text:p text:style-name="P11">Controlla tutto, che di certo manca qualcosa!, in particolare controlla: elezione Relay Secondario dal punto di vista dei due relay secondari e del Big Boss; Elezione del Big Boss, dal punto di vista dei due Big Boss e di un relay secondario connesso al vecchio big boss.</text:p>
          <text:p text:style-name="P11"/>
        </text:list-item>
      </text:list>
      <text:p text:style-name="P1"/>
      <text:list xml:id="list1348594539" text:continue-numbering="true" text:style-name="L1">
        <text:list-item>
          <text:p text:style-name="P12">Considera la possiblilità di uniformare la cosa con Il codice del server, cioè anche il sever dovrebbe avere le strutture (relay che serve- identificativo sessione) e ricevere il redirect arricchito dell'indicazione del vecchio relay. Ciò consentirebbe di avere un'architettura potenzialmente composta da più BigBoss, cosa non sfruttata al momento.</text:p>
        </text:list-item>
      </text:list>
      <text:p text:style-name="P4"/>
      <text:p text:style-name="P5"/>
      <text:p text:style-name="P1"/>
      <text:h text:style-name="P19" text:outline-level="1">Codice di test:</text:h>
      <text:p text:style-name="P6"/>
      <text:list xml:id="list973182437" text:style-name="L2">
        <text:list-item>
          <text:p text:style-name="P15">Inserire nel SessionManager un metodo che permette di forzare l’inserimento <text:s/>e la rimozione di sessioni nella struttura dati Session</text:p>
        </text:list-item>
        <text:list-item>
          <text:p text:style-name="P15">Simulare lo straming RTP con due processi che inviano e ricevono byte che inseriscono nel buffer? ( devi quardare se il buffer va bene)</text:p>
        </text:list-item>
        <text:list-item>
          <text:p text:style-name="P16"><text:span text:style-name="T6">Decidere cosa fare per l'ereditarietà del buffer..</text:span>.</text:p>
        </text:list-item>
        <text:list-item>
          <text:p text:style-name="P17">Creare qualxosa che si occupi sostituire nel sender il recovery buffer con il normal buffer <text:s/>quando il <text:soft-page-break/>questo finisce, direi di farlo fare al DummyProxy!</text:p>
        </text:list-item>
        <text:list-item>
          <text:p text:style-name="P18">Estendere la classe Proxy con una classe Dummy che non abbia al suo interno lo streaming rtp</text:p>
        </text:list-item>
        <text:list-item>
          <text:p text:style-name="P15">Estendere la classe ElectionManager con una classe dummy che si limita ad inviare al SessionManager gli eventi sotto forma di Stringa.</text:p>
        </text:list-item>
        <text:list-item>
          <text:p text:style-name="P18">Creare il metodo toString per la classe Session</text:p>
        </text:list-item>
      </text:list>
      <text:p text:style-name="P9"/>
      <text:h text:style-name="Titolo_20_1" text:outline-level="1">Codice di test semplificato</text:h>
      <text:p text:style-name="Normale"/>
      <text:p text:style-name="Normale"/>
      <text:p text:style-name="P7">Creare una classe DummyProxy che ignori completamente l'aspetto di streaming, bufferr ecc. Si deve limitare al cambio di sessione con un'implementazione ( apposita) del costruttore da rielezione <text:s/>dei messaggi di <text:s/>redirect, leave e dei metodi <text:s/>startHandoff() e set streamingServer(), set futureStreamingServer(), enlargenormal Buffer() e restrictnormalBuffer()</text:p>
      <text:p text:style-name="P7"/>
      <text:p text:style-name="P7">Creare una classe DummySession che contiene non il proxy vero , ma il dummyProxy e per il resto resta uguale</text:p>
      <text:p text:style-name="P8"/>
      <text:p text:style-name="P7">Creare anche anche un dummySessionmanager che è unSessionmanagerSemplificato, senza la parte di </text:p>
      <text:p text:style-name="P7">avvio e di richiesta di files e senza timeouts, centrato solo sulla rielezione ( fai copia- incolla)</text:p>
      <text:p text:style-name="P7"/>
      <text:p text:style-name="P7">Metti nel DummyDummy proxy, più precisamente dopo l'invio del leave al client, o dello start handoff, che sono circa contemporanei , il richiamo alla funzione proxyEnded del dummySessionManager che elimina il proxy e la sessione ad esso collegata.</text:p>
      <text:p text:style-name="P7"/>
      <text:p text:style-name="P8">In un ipotesi di ingrandimento sistemare sia nel sessionManager vero, che nel dummy il metodo createProxy fromSessionInfo: sembra che il trovare la sessione giusta grazie all'uguaglianza tra il proxy della sessione e quello che ha sollevato l'evento non funzioni, visto che la sessione deve ancora essere creata, cmq tutto questo succedeva quando creavi una sessione a fronte di un request file, che qui non c'è.</text:p>
      <text:p text:style-name="P8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Normale" style:next-style-name="Normale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marco </dc:creator>
    <meta:creation-date>2010-01-26T10:51:00Z</meta:creation-date>
    <dc:date>2010-02-19T10:53:21</dc:date>
    <meta:editing-cycles>74</meta:editing-cycles>
    <meta:editing-duration>PT41H39M51S</meta:editing-duration>
    <meta:document-statistic meta:table-count="0" meta:image-count="0" meta:object-count="0" meta:page-count="3" meta:paragraph-count="33" meta:word-count="1185" meta:character-count="7399"/>
    <meta:template xlink:type="simple" xlink:actuate="onRequest" xlink:title="" xlink:href="Normal"/>
  </office:meta>
</office:document-meta>
</file>